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3b8" officeooo:paragraph-rsid="001873b8"/>
    </style:style>
    <style:style style:name="P2" style:family="paragraph" style:parent-style-name="Standard">
      <style:text-properties fo:font-weight="bold" officeooo:rsid="001873b8" officeooo:paragraph-rsid="001873b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73b8" officeooo:paragraph-rsid="001873b8" style:font-weight-asian="bold" style:font-weight-complex="bold"/>
    </style:style>
    <style:style style:name="P4" style:family="paragraph" style:parent-style-name="Standard" style:list-style-name="L1">
      <style:text-properties officeooo:paragraph-rsid="001873b8"/>
    </style:style>
    <style:style style:name="P5" style:family="paragraph" style:parent-style-name="Standard" style:list-style-name="L2">
      <style:text-properties officeooo:paragraph-rsid="001873b8"/>
    </style:style>
    <style:style style:name="P6" style:family="paragraph" style:parent-style-name="Standard" style:list-style-name="L3">
      <style:text-properties officeooo:paragraph-rsid="001873b8"/>
    </style:style>
    <style:style style:name="P7" style:family="paragraph" style:parent-style-name="Standard" style:list-style-name="L4">
      <style:text-properties officeooo:paragraph-rsid="001873b8"/>
    </style:style>
    <style:style style:name="P8" style:family="paragraph" style:parent-style-name="Standard" style:list-style-name="L5">
      <style:text-properties officeooo:paragraph-rsid="001873b8"/>
    </style:style>
    <style:style style:name="P9" style:family="paragraph" style:parent-style-name="Standard" style:list-style-name="L6">
      <style:text-properties officeooo:paragraph-rsid="001873b8"/>
    </style:style>
    <style:style style:name="P10" style:family="paragraph" style:parent-style-name="Standard" style:list-style-name="L7">
      <style:text-properties officeooo:paragraph-rsid="001873b8"/>
    </style:style>
    <style:style style:name="P11" style:family="paragraph" style:parent-style-name="Standard" style:list-style-name="L8">
      <style:text-properties officeooo:paragraph-rsid="001873b8"/>
    </style:style>
    <style:style style:name="P12" style:family="paragraph" style:parent-style-name="Standard" style:list-style-name="L9">
      <style:text-properties officeooo:paragraph-rsid="001873b8"/>
    </style:style>
    <style:style style:name="P13" style:family="paragraph" style:parent-style-name="Standard" style:list-style-name="L10">
      <style:text-properties officeooo:paragraph-rsid="001873b8"/>
    </style:style>
    <style:style style:name="P14" style:family="paragraph" style:parent-style-name="Standard" style:list-style-name="L11">
      <style:text-properties officeooo:paragraph-rsid="001873b8"/>
    </style:style>
    <style:style style:name="P15" style:family="paragraph" style:parent-style-name="Standard">
      <style:text-properties officeooo:rsid="0018e2c3" officeooo:paragraph-rsid="0018e2c3"/>
    </style:style>
    <style:style style:name="P16" style:family="paragraph" style:parent-style-name="Standard">
      <style:text-properties officeooo:rsid="001a024c" officeooo:paragraph-rsid="001a024c"/>
    </style:style>
    <style:style style:name="T1" style:family="text">
      <style:text-properties officeooo:rsid="001873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73b8" style:font-weight-asian="bold" style:font-weight-complex="bold"/>
    </style:style>
    <style:style style:name="T4" style:family="text">
      <style:text-properties officeooo:rsid="0018e2c3"/>
    </style:style>
    <style:style style:name="T5" style:family="text">
      <style:text-properties officeooo:rsid="001a024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-Buscar claves candidatas y primaria. </text:p>
      <text:p text:style-name="P1"/>
      <text:p text:style-name="P2">a) Base de datos de un torneo de póquer</text:p>
      <text:p text:style-name="P1"/>
      <text:list xml:id="list3688753451" text:style-name="L1">
        <text:list-item>
          <text:p text:style-name="P4"><text:span text:style-name="T3">partida</text:span><text:span text:style-name="T1"> (ganador, n_jugadores, n_partida, cod_partida, ganador, fecha, hora) </text:span></text:p>
          <text:p text:style-name="P4"/>
        </text:list-item>
      </text:list>
      <text:p text:style-name="P1">Clave Primaria: cod_partida</text:p>
      <text:p text:style-name="P1"/>
      <text:list xml:id="list1761957923" text:style-name="L2">
        <text:list-item>
          <text:p text:style-name="P5"><text:span text:style-name="T3">carta</text:span><text:span text:style-name="T1"> (palo, valor, numero)</text:span></text:p>
          <text:p text:style-name="P5"/>
        </text:list-item>
      </text:list>
      <text:p text:style-name="P1">Clave Primaria: compuesta por palo y número. </text:p>
      <text:p text:style-name="P1"/>
      <text:p text:style-name="P1"><text:span text:style-name="T2">b) Base de datos de apuestas</text:span> </text:p>
      <text:p text:style-name="P1"/>
      <text:list xml:id="list3937731790" text:style-name="L3">
        <text:list-item>
          <text:p text:style-name="P6"><text:span text:style-name="T3">apuesta</text:span><text:span text:style-name="T1"> (apostante, cantidad, fecha, hora) </text:span></text:p>
          <text:p text:style-name="P6"/>
        </text:list-item>
      </text:list>
      <text:p text:style-name="P15">Clave Primaria: id_apuesta</text:p>
      <text:p text:style-name="P1"/>
      <text:p text:style-name="P1"><text:span text:style-name="T2">c) Base de datos de música</text:span></text:p>
      <text:p text:style-name="P1"><text:span text:style-name="T2"/></text:p>
      <text:list xml:id="list2005883780" text:style-name="L4">
        <text:list-item>
          <text:p text:style-name="P7"><text:span text:style-name="T3">cantante</text:span><text:span text:style-name="T1"> (nombre, dni, nif, móvil, n_discos)</text:span></text:p>
          <text:p text:style-name="P7"/>
        </text:list-item>
      </text:list>
      <text:p text:style-name="P15">Clave Primaria: DNI</text:p>
      <text:p text:style-name="P1"/>
      <text:p text:style-name="P1"><text:span text:style-name="T2">d) Base de datos de una inmobiliaria</text:span></text:p>
      <text:p text:style-name="P1"/>
      <text:list xml:id="list409520053" text:style-name="L5">
        <text:list-item>
          <text:p text:style-name="P8"><text:span text:style-name="T3">alquiler</text:span><text:span text:style-name="T1"> (fecha, hora, cliente, n_dias, cod_alquiler, cod_producto)</text:span></text:p>
          <text:p text:style-name="P8"/>
        </text:list-item>
      </text:list>
      <text:p text:style-name="P15">Clave Primaria: cod_alquiler</text:p>
      <text:p text:style-name="P1"/>
      <text:p text:style-name="P1"><text:span text:style-name="T2">e) Base de datos de un banco</text:span> </text:p>
      <text:p text:style-name="P1"/>
      <text:list xml:id="list538611800" text:style-name="L6">
        <text:list-item>
          <text:p text:style-name="P9"><text:span text:style-name="T3">préstamo</text:span><text:span text:style-name="T1"> (n_cuenta, cantidad, cliente, interés, fecha) </text:span></text:p>
          <text:p text:style-name="P9"/>
        </text:list-item>
      </text:list>
      <text:p text:style-name="P15">Clave Primaria: n_cuenta</text:p>
      <text:p text:style-name="P1"/>
      <text:p text:style-name="P3">2.-Señalar las distintas claves (primarias y ajenas o alternativas). </text:p>
      <text:p text:style-name="P1"/>
      <text:p text:style-name="P1"><text:span text:style-name="T2">a) Base de datos de una biblioteca</text:span> </text:p>
      <text:p text:style-name="P1"><text:tab/></text:p>
      <text:list xml:id="list830499393" text:style-name="L7">
        <text:list-item>
          <text:p text:style-name="P10"><text:span text:style-name="T3">usuario</text:span><text:span text:style-name="T1"> (dni, edad, cuota) </text:span></text:p>
          <text:p text:style-name="P10"/>
        </text:list-item>
      </text:list>
      <text:p text:style-name="P15">Clave Primaria: DNI</text:p>
      <text:p text:style-name="P15"/>
      <text:list xml:id="list130521171019673" text:continue-numbering="true" text:style-name="L7">
        <text:list-item>
          <text:p text:style-name="P10"><text:span text:style-name="T3">libro</text:span><text:span text:style-name="T1"> (isbn, titulo, autor, editorial) </text:span></text:p>
          <text:p text:style-name="P10"/>
        </text:list-item>
      </text:list>
      <text:p text:style-name="P15">Clave Primaria: ISBN</text:p>
      <text:p text:style-name="P15"/>
      <text:p text:style-name="P15"/>
      <text:p text:style-name="P15"/>
      <text:p text:style-name="P15"/>
      <text:p text:style-name="P15"/>
      <text:list xml:id="list130519493607629" text:continue-numbering="true" text:style-name="L7">
        <text:list-item>
          <text:p text:style-name="P10"><text:soft-page-break/><text:span text:style-name="T3">préstamo</text:span><text:span text:style-name="T1"> (isbn, dni_usuario, fecha, periodo)</text:span></text:p>
          <text:p text:style-name="P10"/>
        </text:list-item>
      </text:list>
      <text:p text:style-name="P1"><text:span text:style-name="T4">Clave Foránea: ISBN</text:span> <text:span text:style-name="T4">de libro</text:span></text:p>
      <text:p text:style-name="P1"/>
      <text:p text:style-name="P15">Clave Foránea: DNI_usuario de usuario</text:p>
      <text:p text:style-name="P15"/>
      <text:p text:style-name="P1"><text:tab/><text:span text:style-name="T2">nota: el isbn es el identificador de cada ejemplar, distinto para cada uno. </text:span></text:p>
      <text:p text:style-name="P1"/>
      <text:p text:style-name="P2">b) Base de datos de una compañía de vuelos</text:p>
      <text:p text:style-name="P1"/>
      <text:list xml:id="list2403526943" text:style-name="L8">
        <text:list-item>
          <text:p text:style-name="P11"><text:span text:style-name="T3">vuelo</text:span><text:span text:style-name="T1"> (avión</text:span><text:span text:style-name="T4">(matricula)</text:span><text:span text:style-name="T1">, n_pasajeros, fecha_ida, fecha_vuelta) </text:span></text:p>
          <text:p text:style-name="P11"/>
        </text:list-item>
      </text:list>
      <text:p text:style-name="P15">Clave Foránea: Matricula</text:p>
      <text:p text:style-name="P15"/>
      <text:list xml:id="list3324332431" text:style-name="L9">
        <text:list-item>
          <text:p text:style-name="P12"><text:span text:style-name="T3">avión</text:span><text:span text:style-name="T1"> (matricula, capacidad, n_alas, combustible) </text:span></text:p>
          <text:p text:style-name="P12"/>
        </text:list-item>
      </text:list>
      <text:p text:style-name="P15">Clave Primaria: matricula</text:p>
      <text:p text:style-name="P15"/>
      <text:p text:style-name="P2">c) Base de datos de una empresa</text:p>
      <text:p text:style-name="P1"/>
      <text:list xml:id="list4290456762" text:style-name="L10">
        <text:list-item>
          <text:p text:style-name="P13"><text:span text:style-name="T3">empleado</text:span><text:span text:style-name="T1"> (código, puesto, salario, código_jefe) </text:span></text:p>
          <text:p text:style-name="P13"/>
        </text:list-item>
      </text:list>
      <text:p text:style-name="P15">Clave Primaria: <text:span text:style-name="T5">código</text:span></text:p>
      <text:p text:style-name="P15"/>
      <text:p text:style-name="P16">Clave Foránea: código_jefe</text:p>
      <text:p text:style-name="P1"/>
      <text:p text:style-name="P2">d) Base de datos de una empresa de autobuses</text:p>
      <text:p text:style-name="P1"/>
      <text:list xml:id="list1967747472" text:style-name="L11">
        <text:list-item>
          <text:p text:style-name="P14"><text:span text:style-name="T3">ruta</text:span><text:span text:style-name="T1"> (id_ruta, origen, destino, distancia) </text:span></text:p>
        </text:list-item>
      </text:list>
      <text:p text:style-name="P1"/>
      <text:p text:style-name="P16">Clave Primaria: id_ruta</text:p>
      <text:p text:style-name="P1"/>
      <text:list xml:id="list130519783980038" text:continue-numbering="true" text:style-name="L11">
        <text:list-item>
          <text:p text:style-name="P14"><text:span text:style-name="T3">trayecto</text:span><text:span text:style-name="T1"> (origen, destino, fecha, incidencias) </text:span></text:p>
        </text:list-item>
      </text:list>
      <text:p text:style-name="P1"/>
      <text:p text:style-name="P16">Clave Primaria: id_trayecto</text:p>
      <text:p text:style-name="P1"/>
      <text:p text:style-name="P3">3.-Definir una base de datos para el catastro que cumpla: </text:p>
      <text:p text:style-name="P1"/>
      <text:p text:style-name="P1">• Se debe recoger información sobre los municipios, viviendas y habitantes. </text:p>
      <text:p text:style-name="P1"/>
      <text:p text:style-name="P1">• Cada persona solo puede habitar en una vivienda y residir en un municipio, pero puede ser propietaria de más de una vivienda. </text:p>
      <text:p text:style-name="P1"/>
      <text:p text:style-name="P1">• Interesa también reflejar la interrelación de las personas con su cabeza de familia (o sea, que se refleje en las tablas quién es el cabeza de familia de cada habitante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7T12:37:28.182000000</meta:creation-date>
    <dc:date>2021-10-27T13:04:46.773000000</dc:date>
    <meta:editing-duration>PT4M37S</meta:editing-duration>
    <meta:editing-cycles>1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59" meta:word-count="326" meta:character-count="2052" meta:non-whitespace-character-count="1775"/>
  </office:meta>
</office:document-meta>
</file>